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ightening Discussion:<text:line-break/>Phi-Coefficient of Assoc.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Matthew Curcio</text:span><text:span text:style-name="T1"><text:line-break/></text:span><text:span text:style-name="T1">For: Magnimi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en to use the Phi-test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he Phi Coefficient Test of Association is a measure of the degree of cooperative effect between two binary variables.</text:p>
              </text:list-item>
              <text:list-item>
                <text:p>The Phi Coefficient test can be interpreted similarly to Pearson's correlation coefficient. </text:p>
                <text:p/>
              </text:list-item>
              <text:list-item>
                <text:p>H0: There IS NO relationship between variable A and variable B</text:p>
              </text:list-item>
              <text:list-item>
                <text:p>H1: There IS a relationship between the two variables.</text:p>
                <text:p/>
              </text:list-item>
              <text:list-item>
                <text:p>When to use the Phi-Test?</text:p>
              </text:list-item>
              <text:list-item>
                <text:p>1. To find if there is a relationship between two features</text:p>
              </text:list-item>
              <text:list-item>
                <text:p>2. The variables of interest are binary</text:p>
              </text:list-item>
              <text:list-item>
                <text:p>3. There are only two variable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en to use the Phi-test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he Phi Coefficient Test of Association is a measure of the degree of cooperative effect between two binary variables.</text:p>
              </text:list-item>
              <text:list-item>
                <text:p>The Phi Coefficient test can be interpreted similarly to Pearson's correlation coefficient. </text:p>
                <text:p/>
              </text:list-item>
              <text:list-item>
                <text:p>H0: There IS NO relationship between variable A and variable B</text:p>
              </text:list-item>
              <text:list-item>
                <text:p>H1: There IS a relationship between the two variables.</text:p>
                <text:p/>
              </text:list-item>
              <text:list-item>
                <text:p>When to use the Phi-Test?</text:p>
              </text:list-item>
              <text:list-item>
                <text:p>1. To find if there is a relationship between two features</text:p>
              </text:list-item>
              <text:list-item>
                <text:p>2. The variables of interest are binary</text:p>
              </text:list-item>
              <text:list-item>
                <text:p>3. There are two variable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3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3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3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30T20:28:17.584852293</meta:creation-date>
    <meta:editing-duration>PT1H11M37S</meta:editing-duration>
    <meta:editing-cycles>3</meta:editing-cycles>
    <meta:generator>LibreOffice/7.3.7.2$Linux_X86_64 LibreOffice_project/30$Build-2</meta:generator>
    <dc:title>Vivid</dc:title>
    <dc:date>2023-02-03T11:28:29.596798302</dc:date>
    <meta:document-statistic meta:object-count="56"/>
  </office:meta>
</office:document-meta>
</file>